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2DF84CD8B5B64279AFB.png" manifest:media-type="image/png"/>
  <manifest:file-entry manifest:full-path="Pictures/1000020100000556000002DFADD3434E51D24272.png" manifest:media-type="image/png"/>
  <manifest:file-entry manifest:full-path="Pictures/1000020100000556000002DF4623248E8CB9FA70.png" manifest:media-type="image/png"/>
  <manifest:file-entry manifest:full-path="Pictures/100000000000023A000002119214B626B1B343F0.png" manifest:media-type="image/png"/>
  <manifest:file-entry manifest:full-path="Pictures/1000020100000556000002DF5CDC9CF0AAF921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cmr10" svg:font-family="cmr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79cm, 13.588cm, 4.682cm, 14.581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45cm, 14.583cm, 5.62cm, 14.52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79cm, 14.319cm, 5.386cm, 14.31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14cm, 14.528cm, 5.386cm, 14.114cm)" draw:image-opacity="100%" style:mirror="none"/>
    </style:style>
    <style:style style:name="gr6" style:family="graphic" style:parent-style-name="standard">
      <style:graphic-properties svg:stroke-color="#000099" draw:fill="none" draw:textarea-horizontal-align="justify" draw:textarea-vertical-align="middle" draw:auto-grow-height="false" fo:min-height="5.846cm" fo:min-width="3.31cm"/>
    </style:style>
    <style:style style:name="gr7" style:family="graphic" style:parent-style-name="standard">
      <style:graphic-properties draw:stroke="dash" draw:stroke-dash="Fine_20_Dashed" svg:stroke-color="#000099" draw:fill="none" draw:textarea-horizontal-align="justify" draw:textarea-vertical-align="middle" draw:auto-grow-height="false" fo:min-height="5.846cm" fo:min-width="3.31cm"/>
    </style:style>
    <style:style style:name="gr8" style:family="graphic" style:parent-style-name="objectwithoutfill">
      <style:graphic-properties draw:stroke="dash" draw:stroke-dash="Fine_20_Dashed" svg:stroke-color="#000099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width="0.003cm" svg:stroke-color="#000000" draw:marker-end="Arrow" draw:stroke-linejoin="miter" svg:stroke-linecap="butt" draw:fill="none" fo:padding-top="0.001cm" fo:padding-bottom="0.001cm" fo:padding-left="0.001cm" fo:padding-right="0.0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5cm" svg:stroke-color="#314004" draw:stroke-linejoin="round" svg:stroke-linecap="butt" draw:fill="none" fo:padding-top="0.025cm" fo:padding-bottom="0.025cm" fo:padding-left="0.025cm" fo:padding-right="0.025cm"/>
    </style:style>
    <style:style style:name="gr13" style:family="graphic" style:parent-style-name="standard">
      <style:graphic-properties draw:stroke="solid" svg:stroke-width="0.106cm" svg:stroke-color="#000000" draw:marker-start-width="0.359cm" draw:marker-end-width="0.359cm" draw:stroke-linejoin="round" svg:stroke-linecap="butt" draw:fill="none" fo:padding-top="0.178cm" fo:padding-bottom="0.178cm" fo:padding-left="0.303cm" fo:padding-right="0.30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stroke="dash" draw:stroke-dash="_32__20_Dots_20_1_20_Dash"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48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  <style:text-properties style:font-name="Liberation Serif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11pt" style:font-size-asian="11pt" style:font-size-complex="11p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12pt" style:font-size-asian="12pt" style:font-size-complex="12pt"/>
    </style:style>
    <style:style style:name="P7" style:family="paragraph">
      <loext:graphic-properties draw:fill="none"/>
      <style:text-properties style:font-name="Liberation Serif"/>
    </style:style>
    <style:style style:name="P8" style:family="paragraph">
      <style:paragraph-properties fo:text-align="start" style:writing-mode="lr-tb"/>
      <style:text-properties style:font-name="Liberation Serif" fo:font-size="10pt" fo:font-weight="normal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10pt" fo:font-weight="normal" style:font-size-asian="12pt" style:font-size-complex="12pt"/>
    </style:style>
    <style:style style:name="T1" style:family="text">
      <style:text-properties fo:color="#000000" fo:font-size="11pt" style:font-size-asian="11pt" style:font-name-complex="cmr10" style:font-size-complex="11pt"/>
    </style:style>
    <style:style style:name="T2" style:family="text">
      <style:text-properties fo:color="#000000" fo:font-size="12pt" style:font-size-asian="12pt" style:font-name-complex="cmr10" style:font-size-complex="12pt"/>
    </style:style>
    <style:style style:name="T3" style:family="text">
      <style:text-properties fo:color="#000000" fo:font-size="12pt" fo:font-weight="bold" style:font-size-asian="12pt" style:font-name-complex="Nimbus Roman No9 L" style:font-size-complex="12pt" style:font-weight-complex="bold"/>
    </style:style>
    <style:style style:name="T4" style:family="text">
      <style:text-properties fo:color="#000000" style:text-outline="true" fo:font-size="12pt" style:font-size-asian="12pt" style:font-name-complex="cmr10" style:font-size-complex="12pt"/>
    </style:style>
    <style:style style:name="T5" style:family="text">
      <style:text-properties fo:color="#000000" style:font-size-asian="12pt" style:font-name-complex="Nimbus Roman No9 L" style:font-size-complex="12pt" style:font-weight-complex="bold"/>
    </style:style>
    <style:style style:name="T6" style:family="text">
      <style:text-properties fo:color="#000000" fo:font-size="15pt" style:font-size-asian="15pt" style:font-name-complex="cmr10" style:font-size-complex="15pt"/>
    </style:style>
    <style:style style:name="T7" style:family="text">
      <style:text-properties fo:color="#000000" style:font-name-complex="cmr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53cm" svg:height="9.144cm" svg:x="6.26cm" svg:y="8.493cm">
          <draw:image xlink:href="Pictures/100000000000023A000002119214B626B1B343F0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4.317cm" svg:height="6.222cm" svg:x="9.838cm" svg:y="14.066cm">
          <draw:image xlink:href="Pictures/1000020100000556000002DF5CDC9CF0AAF921CA.png" xlink:type="simple" xlink:show="embed" xlink:actuate="onLoad">
            <text:p/>
          </draw:image>
        </draw:frame>
        <draw:frame draw:style-name="gr3" draw:text-style-name="P1" draw:layer="layout" svg:width="3.809cm" svg:height="5.841cm" svg:x="4.392cm" svg:y="9.51cm">
          <draw:image xlink:href="Pictures/1000020100000556000002DF4623248E8CB9FA70.png" xlink:type="simple" xlink:show="embed" xlink:actuate="onLoad">
            <text:p/>
          </draw:image>
        </draw:frame>
        <draw:frame draw:style-name="gr4" draw:text-style-name="P1" draw:layer="layout" svg:width="4.064cm" svg:height="5.841cm" svg:x="0.074cm" svg:y="9.636cm">
          <draw:image xlink:href="Pictures/1000020100000556000002DF84CD8B5B64279AFB.png" xlink:type="simple" xlink:show="embed" xlink:actuate="onLoad">
            <text:p/>
          </draw:image>
        </draw:frame>
        <draw:frame draw:style-name="gr5" draw:text-style-name="P1" draw:layer="layout" svg:width="4.063cm" svg:height="5.714cm" svg:x="9.711cm" svg:y="5.461cm">
          <draw:image xlink:href="Pictures/1000020100000556000002DFADD3434E51D24272.png" xlink:type="simple" xlink:show="embed" xlink:actuate="onLoad">
            <text:p/>
          </draw:image>
        </draw:frame>
        <draw:frame draw:style-name="gr4" draw:text-style-name="P1" draw:layer="layout" svg:width="4.064cm" svg:height="5.841cm" svg:x="14.536cm" svg:y="9.55cm">
          <draw:image xlink:href="Pictures/1000020100000556000002DF84CD8B5B64279AFB.png" xlink:type="simple" xlink:show="embed" xlink:actuate="onLoad">
            <text:p/>
          </draw:image>
        </draw:frame>
        <draw:custom-shape draw:style-name="gr6" draw:text-style-name="P2" draw:layer="layout" svg:width="3.81cm" svg:height="6.096cm" svg:x="0.074cm" svg:y="9.5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81cm" svg:height="6.096cm" svg:x="4.349cm" svg:y="9.5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3.81cm" svg:height="6.096cm" svg:x="9.894cm" svg:y="5.2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3.81cm" svg:height="6.096cm" svg:x="9.894cm" svg:y="14.1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3.81cm" svg:height="6.096cm" svg:x="14.614cm" svg:y="9.508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8.159cm" svg:y1="12.557cm" svg:x2="9.894cm" svg:y2="8.327cm" draw:start-shape="id1" draw:start-glue-point="1" draw:end-shape="id2" draw:end-glue-point="3" svg:d="M8159 12557c1302 0 435-4230 1735-4230" svg:viewBox="0 0 1736 4231">
          <text:p/>
        </draw:connector>
        <draw:connector draw:style-name="gr8" draw:text-style-name="P2" draw:layer="layout" draw:type="curve" svg:x1="8.159cm" svg:y1="12.557cm" svg:x2="9.894cm" svg:y2="17.162cm" draw:start-shape="id1" draw:start-glue-point="1" draw:end-shape="id3" draw:end-glue-point="3" svg:d="M8159 12557c1302 0 435 4605 1735 4605" svg:viewBox="0 0 1736 4606">
          <text:p/>
        </draw:connector>
        <draw:connector draw:style-name="gr8" draw:text-style-name="P2" draw:layer="layout" draw:type="curve" svg:x1="8.159cm" svg:y1="12.557cm" svg:x2="14.614cm" svg:y2="12.556cm" draw:start-shape="id1" draw:start-glue-point="1" draw:end-shape="id4" draw:end-glue-point="3" svg:d="M8159 12557c4842 0 1615-1 6455-1" svg:viewBox="0 0 6456 2">
          <text:p/>
        </draw:connector>
        <draw:line draw:style-name="gr9" draw:text-style-name="P3" draw:layer="layout" svg:x1="1.725cm" svg:y1="21.311cm" svg:x2="20.013cm" svg:y2="21.311cm">
          <text:p/>
        </draw:line>
        <draw:frame draw:style-name="gr10" draw:text-style-name="P5" draw:layer="layout" svg:width="0.387cm" svg:height="0.433cm" svg:x="1.624cm" svg:y="21.988cm">
          <draw:text-box>
            <text:p text:style-name="P4"><text:span text:style-name="T1">0</text:span></text:p>
          </draw:text-box>
        </draw:frame>
        <draw:frame draw:style-name="gr10" draw:text-style-name="P5" draw:layer="layout" svg:width="0.586cm" svg:height="0.433cm" svg:x="5.691cm" svg:y="21.988cm">
          <draw:text-box>
            <text:p text:style-name="P4"><text:span text:style-name="T1">500</text:span></text:p>
          </draw:text-box>
        </draw:frame>
        <draw:frame draw:style-name="gr10" draw:text-style-name="P5" draw:layer="layout" svg:width="0.781cm" svg:height="0.433cm" svg:x="15.968cm" svg:y="21.988cm">
          <draw:text-box>
            <text:p text:style-name="P4"><text:span text:style-name="T1">3500</text:span></text:p>
          </draw:text-box>
        </draw:frame>
        <draw:frame draw:style-name="gr10" draw:text-style-name="P5" draw:layer="layout" svg:width="0.781cm" svg:height="0.433cm" svg:x="18.598cm" svg:y="21.992cm">
          <draw:text-box>
            <text:p text:style-name="P4"><text:span text:style-name="T1">4000</text:span></text:p>
          </draw:text-box>
        </draw:frame>
        <draw:frame draw:style-name="gr11" draw:text-style-name="P6" draw:layer="layout" svg:width="0.849cm" svg:height="0.471cm" svg:x="5.532cm" svg:y="22.481cm">
          <draw:text-box>
            <text:p text:style-name="P4"><text:span text:style-name="T2">Cues</text:span></text:p>
          </draw:text-box>
        </draw:frame>
        <draw:frame draw:style-name="gr11" draw:text-style-name="P6" draw:layer="layout" svg:width="1.619cm" svg:height="0.471cm" svg:x="5.095cm" svg:y="22.876cm">
          <draw:text-box>
            <text:p text:style-name="P4"><text:span text:style-name="T2">presented</text:span></text:p>
          </draw:text-box>
        </draw:frame>
        <draw:frame draw:style-name="gr11" draw:text-style-name="P6" draw:layer="layout" svg:width="0.967cm" svg:height="0.471cm" svg:x="15.915cm" svg:y="22.481cm">
          <draw:text-box>
            <text:p text:style-name="P4"><text:span text:style-name="T2">Starts</text:span></text:p>
          </draw:text-box>
        </draw:frame>
        <draw:frame draw:style-name="gr11" draw:text-style-name="P6" draw:layer="layout" svg:width="1.153cm" svg:height="0.471cm" svg:x="15.874cm" svg:y="22.982cm">
          <draw:text-box>
            <text:p text:style-name="P4"><text:span text:style-name="T2">resting</text:span></text:p>
          </draw:text-box>
        </draw:frame>
        <draw:frame draw:style-name="gr11" draw:text-style-name="P6" draw:layer="layout" svg:width="0.422cm" svg:height="0.471cm" svg:x="17.123cm" svg:y="22.998cm">
          <draw:text-box>
            <text:p text:style-name="P4"><text:span text:style-name="T3"><text:s/></text:span></text:p>
          </draw:text-box>
        </draw:frame>
        <draw:frame draw:style-name="gr11" draw:text-style-name="P6" draw:layer="layout" svg:width="1.764cm" svg:height="0.471cm" svg:x="19.773cm" svg:y="21.611cm">
          <draw:text-box>
            <text:p text:style-name="P4"><text:span text:style-name="T2">Time</text:span><text:span text:style-name="T4"> </text:span><text:span text:style-name="T2">[ms]</text:span></text:p>
          </draw:text-box>
        </draw:frame>
        <draw:frame draw:style-name="gr11" draw:text-style-name="P6" draw:layer="layout" svg:width="0.811cm" svg:height="0.471cm" svg:x="1.297cm" svg:y="22.481cm">
          <draw:text-box>
            <text:p text:style-name="P4"><text:span text:style-name="T2">Tri</text:span><text:span text:style-name="T2">al</text:span></text:p>
          </draw:text-box>
        </draw:frame>
        <draw:frame draw:style-name="gr11" draw:text-style-name="P6" draw:layer="layout" svg:width="0.73cm" svg:height="0.471cm" svg:x="1.322cm" svg:y="22.876cm">
          <draw:text-box>
            <text:p text:style-name="P4"><text:span text:style-name="T2">s</text:span><text:span text:style-name="T2">t</text:span><text:span text:style-name="T2">a</text:span><text:span text:style-name="T2">r</text:span><text:span text:style-name="T2">t</text:span></text:p>
          </draw:text-box>
        </draw:frame>
        <draw:frame draw:style-name="gr11" draw:text-style-name="P6" draw:layer="layout" svg:width="0.811cm" svg:height="0.471cm" svg:x="18.612cm" svg:y="22.485cm">
          <draw:text-box>
            <text:p text:style-name="P4"><text:span text:style-name="T2">Trial</text:span></text:p>
          </draw:text-box>
        </draw:frame>
        <draw:polygon draw:style-name="gr12" draw:text-style-name="P3" draw:layer="layout" svg:width="0cm" svg:height="0cm" svg:x="4.829cm" svg:y="20.401cm" svg:viewBox="0 0 0 0" draw:points="0,0">
          <text:p/>
        </draw:polygon>
        <draw:polygon draw:style-name="gr12" draw:text-style-name="P3" draw:layer="layout" svg:width="0cm" svg:height="0cm" svg:x="5.407cm" svg:y="20.401cm" svg:viewBox="0 0 0 0" draw:points="0,0">
          <text:p/>
        </draw:polygon>
        <draw:polygon draw:style-name="gr12" draw:text-style-name="P3" draw:layer="layout" svg:width="0cm" svg:height="0cm" svg:x="7.185cm" svg:y="20.401cm" svg:viewBox="0 0 0 0" draw:points="0,0">
          <text:p/>
        </draw:polygon>
        <draw:polygon draw:style-name="gr12" draw:text-style-name="P3" draw:layer="layout" svg:width="0cm" svg:height="0cm" svg:x="10.163cm" svg:y="20.401cm" svg:viewBox="0 0 0 0" draw:points="0,0">
          <text:p/>
        </draw:polygon>
        <draw:frame draw:style-name="gr11" draw:text-style-name="P6" draw:layer="layout" svg:width="0.612cm" svg:height="0.471cm" svg:x="18.647cm" svg:y="22.876cm">
          <draw:text-box>
            <text:p text:style-name="P4"><text:span text:style-name="T2">en</text:span><text:span text:style-name="T2">d</text:span></text:p>
          </draw:text-box>
        </draw:frame>
        <draw:polygon draw:style-name="gr12" draw:text-style-name="P3" draw:layer="layout" svg:width="0cm" svg:height="0cm" svg:x="6.138cm" svg:y="20.378cm" svg:viewBox="0 0 0 0" draw:points="0,0">
          <text:p/>
        </draw:polygon>
        <draw:polygon draw:style-name="gr12" draw:text-style-name="P3" draw:layer="layout" svg:width="0cm" svg:height="0cm" svg:x="15.095cm" svg:y="20.408cm" svg:viewBox="0 0 0 0" draw:points="0,0">
          <text:p/>
        </draw:polygon>
        <draw:polygon draw:style-name="gr12" draw:text-style-name="P3" draw:layer="layout" svg:width="0cm" svg:height="0cm" svg:x="16.873cm" svg:y="20.408cm" svg:viewBox="0 0 0 0" draw:points="0,0">
          <text:p/>
        </draw:polygon>
        <draw:polygon draw:style-name="gr12" draw:text-style-name="P7" draw:layer="layout" svg:width="0cm" svg:height="0cm" svg:x="19.681cm" svg:y="21.45cm" svg:viewBox="0 0 0 0" draw:points="0,0">
          <text:p/>
        </draw:polygon>
        <draw:line draw:style-name="gr13" draw:text-style-name="P3" xml:id="id6" draw:id="id6" draw:layer="layout" svg:x1="16.365cm" svg:y1="20.791cm" svg:x2="16.365cm" svg:y2="21.807cm">
          <text:p/>
        </draw:line>
        <draw:polygon draw:style-name="gr12" draw:text-style-name="P3" draw:layer="layout" svg:width="0cm" svg:height="0cm" svg:x="17.604cm" svg:y="20.385cm" svg:viewBox="0 0 0 0" draw:points="0,0">
          <text:p/>
        </draw:polygon>
        <draw:connector draw:style-name="gr14" draw:text-style-name="P2" draw:layer="layout" draw:type="line" svg:x1="14.637cm" svg:y1="16.6cm" svg:x2="16.365cm" svg:y2="20.791cm" draw:start-shape="id5" draw:start-glue-point="3" draw:end-shape="id6" draw:end-glue-point="0" svg:d="M14637 16600l1728 4191" svg:viewBox="0 0 1729 4192">
          <text:p/>
        </draw:connector>
        <draw:line draw:style-name="gr15" draw:text-style-name="P2" xml:id="id5" draw:id="id5" draw:layer="layout" svg:x1="14.637cm" svg:y1="16.6cm" svg:x2="18.447cm" svg:y2="16.6cm">
          <text:p/>
        </draw:line>
        <draw:connector draw:style-name="gr14" draw:text-style-name="P2" draw:layer="layout" draw:type="line" svg:x1="18.447cm" svg:y1="16.6cm" svg:x2="16.365cm" svg:y2="20.791cm" draw:start-shape="id5" draw:start-glue-point="1" draw:end-shape="id6" draw:end-glue-point="0" svg:d="M18447 16600l-2082 4191" svg:viewBox="0 0 2083 4192">
          <text:p/>
        </draw:connector>
        <draw:line draw:style-name="gr13" draw:text-style-name="P3" draw:layer="layout" svg:x1="18.955cm" svg:y1="20.791cm" svg:x2="18.955cm" svg:y2="21.807cm">
          <text:p/>
        </draw:line>
        <draw:frame draw:style-name="gr11" draw:text-style-name="P9" draw:layer="layout" svg:width="2.241cm" svg:height="0.422cm" svg:x="15.348cm" svg:y="23.606cm">
          <draw:text-box>
            <text:p text:style-name="P8"><text:span text:style-name="T5">(if no selection)</text:span></text:p>
          </draw:text-box>
        </draw:frame>
        <draw:frame draw:style-name="gr10" draw:text-style-name="P5" draw:layer="layout" svg:width="2.033cm" svg:height="0.585cm" svg:x="10.549cm" svg:y="21.79cm">
          <draw:text-box>
            <text:p text:style-name="P4"><text:span text:style-name="T6">←</text:span><text:span text:style-name="T1"> </text:span><text:span text:style-name="T1">2500 </text:span><text:span text:style-name="T6">→</text:span></text:p>
          </draw:text-box>
        </draw:frame>
        <draw:frame draw:style-name="gr11" draw:text-style-name="P6" draw:layer="layout" svg:width="1.314cm" svg:height="0.471cm" svg:x="10.962cm" svg:y="22.316cm">
          <draw:text-box>
            <text:p text:style-name="P4"><text:span text:style-name="T2">Reward</text:span></text:p>
          </draw:text-box>
        </draw:frame>
        <draw:frame draw:style-name="gr11" draw:text-style-name="P6" draw:layer="layout" svg:width="2.402cm" svg:height="0.471cm" svg:x="10.921cm" svg:y="22.817cm">
          <draw:text-box>
            <text:p text:style-name="P4"><text:span text:style-name="T2">or non-reward</text:span></text:p>
          </draw:text-box>
        </draw:frame>
        <draw:frame draw:style-name="gr11" draw:text-style-name="P6" draw:layer="layout" svg:width="0.422cm" svg:height="0.471cm" svg:x="12.17cm" svg:y="22.833cm">
          <draw:text-box>
            <text:p text:style-name="P4"><text:span text:style-name="T3"><text:s/></text:span></text:p>
          </draw:text-box>
        </draw:frame>
        <draw:frame draw:style-name="gr11" draw:text-style-name="P9" draw:layer="layout" svg:width="2.229cm" svg:height="0.422cm" svg:x="10.93cm" svg:y="23.4cm">
          <draw:text-box>
            <text:p text:style-name="P8"><text:span text:style-name="T5">(after selection)</text:span></text:p>
          </draw:text-box>
        </draw:frame>
        <draw:frame draw:style-name="gr16" draw:text-style-name="P5" draw:layer="layout" svg:width="0.485cm" svg:height="0.704cm" svg:x="17.516cm" svg:y="21.156cm">
          <draw:text-box>
            <text:p text:style-name="P4"><text:span text:style-name="T7">...</text:span></text:p>
          </draw:text-box>
        </draw:frame>
        <draw:line draw:style-name="gr13" draw:text-style-name="P3" xml:id="id8" draw:id="id8" draw:layer="layout" svg:x1="6.04cm" svg:y1="20.798cm" svg:x2="6.04cm" svg:y2="21.814cm">
          <text:p/>
        </draw:line>
        <draw:connector draw:style-name="gr14" draw:text-style-name="P2" draw:layer="layout" draw:type="line" svg:x1="4.312cm" svg:y1="16.607cm" svg:x2="6.04cm" svg:y2="20.798cm" draw:start-shape="id7" draw:start-glue-point="3" draw:end-shape="id8" draw:end-glue-point="0" svg:d="M4312 16607l1728 4191" svg:viewBox="0 0 1729 4192">
          <text:p/>
        </draw:connector>
        <draw:line draw:style-name="gr15" draw:text-style-name="P2" xml:id="id7" draw:id="id7" draw:layer="layout" svg:x1="4.312cm" svg:y1="16.607cm" svg:x2="8.122cm" svg:y2="16.607cm">
          <text:p/>
        </draw:line>
        <draw:connector draw:style-name="gr14" draw:text-style-name="P2" draw:layer="layout" draw:type="line" svg:x1="8.122cm" svg:y1="16.607cm" svg:x2="6.04cm" svg:y2="20.798cm" draw:start-shape="id7" draw:start-glue-point="1" draw:end-shape="id8" draw:end-glue-point="0" svg:d="M8122 16607l-2082 4191" svg:viewBox="0 0 2083 4192">
          <text:p/>
        </draw:connector>
        <draw:polygon draw:style-name="gr12" draw:text-style-name="P3" draw:layer="layout" svg:width="0cm" svg:height="0cm" svg:x="0.562cm" svg:y="20.408cm" svg:viewBox="0 0 0 0" draw:points="0,0">
          <text:p/>
        </draw:polygon>
        <draw:polygon draw:style-name="gr12" draw:text-style-name="P3" draw:layer="layout" svg:width="0cm" svg:height="0cm" svg:x="1.14cm" svg:y="20.408cm" svg:viewBox="0 0 0 0" draw:points="0,0">
          <text:p/>
        </draw:polygon>
        <draw:polygon draw:style-name="gr12" draw:text-style-name="P3" draw:layer="layout" svg:width="0cm" svg:height="0cm" svg:x="2.918cm" svg:y="20.408cm" svg:viewBox="0 0 0 0" draw:points="0,0">
          <text:p/>
        </draw:polygon>
        <draw:polygon draw:style-name="gr12" draw:text-style-name="P3" draw:layer="layout" svg:width="0cm" svg:height="0cm" svg:x="1.871cm" svg:y="20.385cm" svg:viewBox="0 0 0 0" draw:points="0,0">
          <text:p/>
        </draw:polygon>
        <draw:line draw:style-name="gr13" draw:text-style-name="P3" xml:id="id10" draw:id="id10" draw:layer="layout" svg:x1="1.773cm" svg:y1="20.805cm" svg:x2="1.773cm" svg:y2="21.821cm">
          <text:p/>
        </draw:line>
        <draw:connector draw:style-name="gr14" draw:text-style-name="P2" draw:layer="layout" draw:type="line" svg:x1="0.045cm" svg:y1="16.614cm" svg:x2="1.773cm" svg:y2="20.805cm" draw:start-shape="id9" draw:start-glue-point="3" draw:end-shape="id10" draw:end-glue-point="0" svg:d="M45 16614l1728 4191" svg:viewBox="0 0 1729 4192">
          <text:p/>
        </draw:connector>
        <draw:line draw:style-name="gr15" draw:text-style-name="P2" xml:id="id9" draw:id="id9" draw:layer="layout" svg:x1="0.045cm" svg:y1="16.614cm" svg:x2="3.855cm" svg:y2="16.614cm">
          <text:p/>
        </draw:line>
        <draw:connector draw:style-name="gr14" draw:text-style-name="P2" draw:layer="layout" draw:type="line" svg:x1="3.855cm" svg:y1="16.614cm" svg:x2="1.773cm" svg:y2="20.805cm" draw:start-shape="id9" draw:start-glue-point="1" draw:end-shape="id10" draw:end-glue-point="0" svg:d="M3855 16614l-2082 4191" svg:viewBox="0 0 2083 41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/>
    <style:font-face style:name="cmr10" svg:font-family="cmr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istóbal Vacher</meta:initial-creator>
    <meta:creation-date>2020-10-05T12:12:06.998507260</meta:creation-date>
    <dc:date>2020-10-05T16:39:42.361571059</dc:date>
    <dc:creator>Cristóbal Vacher</dc:creator>
    <meta:editing-duration>PT7M39S</meta:editing-duration>
    <meta:editing-cycles>2</meta:editing-cycles>
    <meta:generator>LibreOffice/6.0.7.3$Linux_X86_64 LibreOffice_project/00m0$Build-3</meta:generator>
    <meta:document-statistic meta:object-count="62"/>
  </office:meta>
</office:document-meta>
</file>